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4eae3e" officeooo:paragraph-rsid="00032418"/>
    </style:style>
    <style:style style:name="P2" style:family="paragraph" style:parent-style-name="Standard">
      <style:text-properties officeooo:rsid="003dfd7b" officeooo:paragraph-rsid="00032418"/>
    </style:style>
    <style:style style:name="P3" style:family="paragraph" style:parent-style-name="Standard">
      <style:text-properties officeooo:rsid="002899a6" officeooo:paragraph-rsid="00032418"/>
    </style:style>
    <style:style style:name="P4" style:family="paragraph" style:parent-style-name="Standard">
      <style:text-properties officeooo:rsid="002fa530" officeooo:paragraph-rsid="00032418"/>
    </style:style>
    <style:style style:name="P5" style:family="paragraph" style:parent-style-name="Standard">
      <style:text-properties officeooo:rsid="0034a9b6" officeooo:paragraph-rsid="00032418"/>
    </style:style>
    <style:style style:name="P6" style:family="paragraph" style:parent-style-name="Standard">
      <style:paragraph-properties fo:text-align="center" style:justify-single-word="false"/>
      <style:text-properties officeooo:rsid="0035ad6c" officeooo:paragraph-rsid="00032418"/>
    </style:style>
    <style:style style:name="P7" style:family="paragraph" style:parent-style-name="Standard">
      <style:text-properties officeooo:rsid="0035ad6c" officeooo:paragraph-rsid="00032418"/>
    </style:style>
    <style:style style:name="P8" style:family="paragraph" style:parent-style-name="Standard">
      <style:text-properties officeooo:rsid="003765e3" officeooo:paragraph-rsid="00032418"/>
    </style:style>
    <style:style style:name="P9" style:family="paragraph" style:parent-style-name="Standard">
      <style:text-properties officeooo:rsid="002b22fe" officeooo:paragraph-rsid="00032418"/>
    </style:style>
    <style:style style:name="P10" style:family="paragraph" style:parent-style-name="Standard">
      <style:text-properties officeooo:rsid="002b852b" officeooo:paragraph-rsid="00032418"/>
    </style:style>
    <style:style style:name="P11" style:family="paragraph" style:parent-style-name="Standard">
      <style:text-properties style:font-name="Liberation Serif" fo:font-style="italic" officeooo:rsid="002cb07d" officeooo:paragraph-rsid="00032418" style:font-style-asian="italic" style:font-style-complex="italic"/>
    </style:style>
    <style:style style:name="P12" style:family="paragraph" style:parent-style-name="Standard">
      <style:text-properties style:font-name="Liberation Serif" fo:font-style="italic" officeooo:rsid="002d39fd" officeooo:paragraph-rsid="00032418" style:font-style-asian="italic" style:font-style-complex="italic"/>
    </style:style>
    <style:style style:name="P13" style:family="paragraph" style:parent-style-name="Standard">
      <style:text-properties style:font-name="Liberation Serif" fo:font-style="italic" officeooo:rsid="002e025e" officeooo:paragraph-rsid="00032418" style:font-style-asian="italic" style:font-style-complex="italic"/>
    </style:style>
    <style:style style:name="P14" style:family="paragraph" style:parent-style-name="Standard">
      <style:text-properties style:font-name="Liberation Serif" fo:font-style="italic" officeooo:rsid="002eb290" officeooo:paragraph-rsid="00032418" style:font-style-asian="italic" style:font-style-complex="italic"/>
    </style:style>
    <style:style style:name="P15" style:family="paragraph" style:parent-style-name="Standard">
      <style:text-properties officeooo:rsid="02de1d50" officeooo:paragraph-rsid="00032418"/>
    </style:style>
    <style:style style:name="P16" style:family="paragraph" style:parent-style-name="Standard">
      <style:text-properties officeooo:rsid="00394b65" officeooo:paragraph-rsid="00032418"/>
    </style:style>
    <style:style style:name="P17" style:family="paragraph" style:parent-style-name="Standard">
      <style:text-properties officeooo:rsid="003aa8d4" officeooo:paragraph-rsid="00032418"/>
    </style:style>
    <style:style style:name="P18" style:family="paragraph" style:parent-style-name="Standard">
      <style:text-properties officeooo:rsid="003ab413" officeooo:paragraph-rsid="00032418"/>
    </style:style>
    <style:style style:name="P19" style:family="paragraph" style:parent-style-name="Standard">
      <style:text-properties officeooo:rsid="003c66b2" officeooo:paragraph-rsid="00032418"/>
    </style:style>
    <style:style style:name="P20" style:family="paragraph" style:parent-style-name="Standard">
      <style:text-properties officeooo:rsid="003cabd2" officeooo:paragraph-rsid="00032418"/>
    </style:style>
    <style:style style:name="T1" style:family="text">
      <style:text-properties officeooo:rsid="02df4956"/>
    </style:style>
    <style:style style:name="T2" style:family="text">
      <style:text-properties officeooo:rsid="00d0e584"/>
    </style:style>
    <style:style style:name="T3" style:family="text">
      <style:text-properties officeooo:rsid="02dd64c6"/>
    </style:style>
    <style:style style:name="T4" style:family="text">
      <style:text-properties officeooo:rsid="003765e3"/>
    </style:style>
    <style:style style:name="T5" style:family="text">
      <style:text-properties fo:font-style="italic" officeooo:rsid="003765e3" style:font-style-asian="italic" style:font-style-complex="italic"/>
    </style:style>
    <style:style style:name="T6" style:family="text">
      <style:text-properties officeooo:rsid="00e91d7c"/>
    </style:style>
    <style:style style:name="T7" style:family="text">
      <style:text-properties officeooo:rsid="00e9b5d0"/>
    </style:style>
    <style:style style:name="T8" style:family="text">
      <style:text-properties officeooo:rsid="02de1d50"/>
    </style:style>
    <style:style style:name="T9" style:family="text">
      <style:text-properties officeooo:rsid="002fa530"/>
    </style:style>
    <style:style style:name="T10" style:family="text">
      <style:text-properties officeooo:rsid="002d39fd"/>
    </style:style>
    <style:style style:name="T11" style:family="text">
      <style:text-properties officeooo:rsid="002e025e"/>
    </style:style>
    <style:style style:name="T12" style:family="text">
      <style:text-properties officeooo:rsid="00315309"/>
    </style:style>
    <style:style style:name="T13" style:family="text">
      <style:text-properties officeooo:rsid="002eb290"/>
    </style:style>
    <style:style style:name="T14" style:family="text">
      <style:text-properties officeooo:rsid="003aa8d4"/>
    </style:style>
    <style:style style:name="T15" style:family="text">
      <style:text-properties officeooo:rsid="003dfd7b"/>
    </style:style>
    <style:style style:name="T16" style:family="text">
      <style:text-properties officeooo:rsid="003cab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4">Во время одной из одиночных лесных прогулок я выбрел на поляну и почувствовал, что с ней что-то не так, но что? </text:p>
      <text:p text:style-name="P4">Ах, вот оно что — тут дым какой-то!</text:p>
      <text:p text:style-name="P4">И <text:span text:style-name="T2">вслед за этим</text:span> я разглядел, как почти прозрачное на солнце пламя, трепыхаясь, обугливает кору деревьев <text:span text:style-name="T3">и </text:span>расползается по толстому ковру хвои.</text:p>
      <text:p text:style-name="P4">Так это же пожар в лесу!</text:p>
      <text:p text:style-name="P4">Сперва я пробовал затаптывать язычки пламени, но потом догадался сломить ствол густого можжевельника и дело пошло на лад.</text:p>
      <text:p text:style-name="P4">Когда борьба с пожаром завершилась победой, я увидел, что выгорело не так уж и много — метров десять на десять.</text:p>
      <text:p text:style-name="P4">Рубашка моя и руки извозились чёрной сажей. Ну, ничего — боевая копоть. Я даже провёл рукой по лицу, чтоб всякому было понятно — вот герой спасший лес от гибели.</text:p>
      <text:p text:style-name="P4">Жаль, что по дороге домой мне никто не встретился, <text:span text:style-name="T2">когда</text:span> я шёл и мечтал, <text:span text:style-name="T2">что</text:span> про меня напишут в газете «Пионерская Правда», где <text:span text:style-name="T2">на</text:span>печатали <text:span text:style-name="T2">статью </text:span>про пионера, который посигналил своим красным галстуком машинисту поезда о том, что впереди сломался железнодорожный путь.</text:p>
      <text:p text:style-name="P4">Уже на подходе к кварталам мне встретились пара прохожих, но никто не догадался сказать:</text:p>
      <text:p text:style-name="P4">- Что это у тебя лицо в саже? Наверное, ты тушил лесной пожар?</text:p>
      <text:p text:style-name="P4">А дома мама на меня накричала, что стыдно ходить таким замазурой и что на меня рубашек не настирае<text:span text:style-name="T2">шь</text:span>ся.</text:p>
      <text:p text:style-name="P4">Мне стало горько и обидно, но я терпел.</text:p>
      <text:p text:style-name="P4"/>
      <text:p text:style-name="P5">А вечерами дети Квартала и мамы тех детей, за которыми ещё нужен присмотр, выходили на окружную дорогу, потому что на закате дня из школы новобранцев туда же подымались солдаты построенные по-взводно для вечерней прогулки.</text:p>
      <text:p text:style-name="P7">Выйдя на бетон дороги, они начинали чётко отбивать шаг и словно сливались в цельное существо — сомкнутый строй — у которого одна нога во всё длину фланга, состоящая из десятков чёрных сапогов, что одновременно отрывались от дороги и снова слаженно впечатывались в неё, чтобы строй продвинулся дальше. </text:p>
      <text:p text:style-name="P7">Это было завораживающее существо.</text:p>
      <text:p text:style-name="P7">Потом шагавший сбоку старшина командовал: «запевай!», и изнутри ритмично сотрясающегося <text:span text:style-name="T4">общим шагом строя, под слитное щёлканье подошв о бетон, взвивался молодой упругий тенор, а ещё через несколько шагов ему в поддержку гремел хор, что</text:span></text:p>
      <text:p text:style-name="P7"/>
      <text:p text:style-name="P6"><text:span text:style-name="T4"><text:s/>...</text:span><text:span text:style-name="T5">нам, парашютистам, привольно на небе чистом</text:span><text:span text:style-name="T4">...</text:span></text:p>
      <text:p text:style-name="P6"/>
      <text:p text:style-name="P8">Строй удалялся ко второму кварталу, где его уже тоже ждали, некоторые <text:span text:style-name="T6">из </text:span>дет<text:span text:style-name="T6">ей</text:span> бежали за ним, <text:span text:style-name="T6">а </text:span>молодые мамы смотрели вслед и становилось так хорошо и спокойно, потому что мы самые сильные и <text:span text:style-name="T7">так </text:span>надёжно защищены от всех натовских диверсантов из прихожей в библиотеке части.</text:p>
      <text:p text:style-name="P8"/>
      <text:p text:style-name="P9">В дома верхних кварталов провели газ.</text:p>
      <text:p text:style-name="P9">Но сначала вдоль всей внутренней дороги двора Квартала положили длинные железные трубы — они громко и протяжно звякали, когда ударишь палкой, но сколько я ни бился, так и <text:s/>не смог выстучать на трубах барабанную дробь, с которой белые шли в «психическую» атаку против Анки-пулемётчицы в фильме «ЧАПАЕВ».</text:p>
      <text:p text:style-name="P9">Трубы скоро закопали и моё музыкальное образование <text:span text:style-name="T3">прервалось</text:span>.</text:p>
      <text:p text:style-name="P9">Теперь у нас на кухне стояла плита с газовыми комфорками, а на стене висела колонка, которую зажигали, чтобы согрелась вода для мытья посуды, купания и стирки в ванной.</text:p>
      <text:p text:style-name="P9"><text:soft-page-break/>Поэтому заготовка дров на зиму стала уже не нужной и папа в подвале сделал мастерскую для домашних работ и <text:span text:style-name="T7">всяких</text:span> инструментов.</text:p>
      <text:p text:style-name="P9">Однажды в начале лета, когда родители были на работе, я взял в кладовой ключ от подвала и <text:span text:style-name="T8">унёс </text:span>оттуда большой папин топор, потому что мы с одним мальчиком сговорились сделать костёр в лесу.</text:p>
      <text:p text:style-name="P9">Мы спустились в чащу позади Бугорка, а там начали подыматься на другой холм.</text:p>
      <text:p text:style-name="P9">На крутом подъёме среди прочей поросли стояла густая ёлочка — небольшая, метра полтора.</text:p>
      <text:p text:style-name="P10">А перед этим, идя по лесу с топором в руках, я чувствовал, что меня так и тянет пустить его в ход.</text:p>
      <text:p text:style-name="P10">И вот он — удобный случай!</text:p>
      <text:p text:style-name="P10">Один-два взмаха и срубленная ёлка валяется на склоне.</text:p>
      <text:p text:style-name="P10">А я стою рядом и никак не пойму — зачем?</text:p>
      <text:p text:style-name="P10">Ведь из неё не получится ни лук, ни автомат с рожком.</text:p>
      <text:p text:style-name="P10">Зачем я её так бесцельно убил?</text:p>
      <text:p text:style-name="P10">Мне уже не хотелось ни костра, ни прогулки.</text:p>
      <text:p text:style-name="P10">Нужно как можно скорее избавиться от топора — пособника моей глупой жестокости.</text:p>
      <text:p text:style-name="P10">Я отнёс его обратно в подвал и с той поры ходил в лес в одиночку.</text:p>
      <text:p text:style-name="P10"/>
      <text:p text:style-name="P11"><text:span text:style-name="T2">(...в</text:span>идишь какой <text:span text:style-name="T2">умилительный</text:span> мальчик? </text:p>
      <text:p text:style-name="P11"><text:span text:style-name="T2">Но</text:span> в этом пафосном самовосхвалении через самопорицание, вобщем-то, ничего не наврано... </text:p>
      <text:p text:style-name="P11"><text:span text:style-name="T8">Однако,</text:span> не спеши зачислять своего папу в категорию «добрый человек», <text:span text:style-name="T9">уж</text:span> слишком <text:span text:style-name="T9">я </text:span>разный. Сегодня — прекраснодушный дальше некуда, а завтра... </text:p>
      <text:p text:style-name="P11"><text:span text:style-name="T9">Не знаю, </text:span>не знаю...</text:p>
      <text:p text:style-name="P11">Когда мой бачьянаг (тут опять украинская «г», а само слово на карабахском означает «муж свояченицы») выдавал замуж свою старшую дочь, то все родственники помогали как могли. Не деньгами, конечно, он бы и не взял — расходы несёт счастливый отец, а, главным образом, кулинарно.</text:p>
      <text:p text:style-name="P11">За стандартный набор угощений в Доме Торжеств платят наличными, но к стандарту добавляется ещё много всякого чего приготовленного <text:span text:style-name="T10">тётками, бабками, матерями, сёстрами, племянницами, дочками ближайших и последующих родственников. </text:span></text:p>
      <text:p text:style-name="P12"><text:span text:style-name="T2">В Карабахе</text:span> сильны ещё пережитки родового-общинного строя. Получается такая себе love labour — из продуктов закупленных устроителем торжества.</text:p>
      <text:p text:style-name="P12">Но некоторым продуктам требуется предварительная обработка и, согласись, <text:span text:style-name="T8">что </text:span>зарезать полтора десятка куриц на балконе многоэтажки несколько сложнее, чем <text:span text:style-name="T11">в </text:span>недостроенно<text:span text:style-name="T11">м</text:span>, но всё же частно<text:span text:style-name="T11">м</text:span> дом<text:span text:style-name="T11">е</text:span>. <text:span text:style-name="T11">Потому куриц привезли ко мне. Перетащили в недостроенную прихожую и — уехали <text:s/>заниматься другими предсвадебными делами. </text:span></text:p>
      <text:p text:style-name="P13">Каждому — своё.</text:p>
      <text:p text:style-name="P13">И вот лежат эти пятнадцать живых созданий со связанными ногами, а над ними один я с<text:span text:style-name="T12">о</text:span> свежезаточенным ножом и все мы знаем зачем мы тут. </text:p>
      <text:p text:style-name="P13">Пятнадцать — не одна, и надо уложиться к сроку, когда женщины придут ощипывать готовые полуфабрикаты. </text:p>
      <text:p text:style-name="P13"><text:span text:style-name="T2">А</text:span> у каждой своя окраска, свой возраст, своё отношение к происходящему, свой запас жизненной энергии, <text:span text:style-name="T13">определяющий громкость вскликов и длительность трепыхания с отнятой головой.</text:span></text:p>
      <text:p text:style-name="P14">Без методичности тут не обойтись. </text:p>
      <text:p text:style-name="P14">Вот я и стал роботом методично повторяющим набор одних и тех же движений. </text:p>
      <text:p text:style-name="P14">Пятнадцать раз...</text:p>
      <text:p text:style-name="P14">Иногда я выглядывал сквозь оконный проём без рамы на белое облако в синей выси. Такое пушистое. Чистое. Само совершенство. </text:p>
      <text:p text:style-name="P14">Такой себе сентиментальный робот.</text:p>
      <text:p text:style-name="P14">С того случая как-то во мне поменялось отношение к палачам. Понял, что ничто ихнее мне не чуждо.</text:p>
      <text:p text:style-name="P14"><text:soft-page-break/>Вобщем, на той свадьбе я был вегетарианцем.</text:p>
      <text:p text:style-name="P14">А насчёт того, что <text:span text:style-name="T2">во всём виноват тот</text:span> топор — <text:span text:style-name="T7">типа, это он </text:span>меня подбил срубить невинную ёлочку, так и тут ничего нового — «я <text:s/>выполнял приказы». </text:p>
      <text:p text:style-name="P14">Зомби недоделанный...<text:span text:style-name="T2">)</text:span></text:p>
      <text:p text:style-name="P15"/>
      <text:p text:style-name="P16">В пятом классе у нас сменилась классная руководительница, потому что мы уже закончили начальное обучение. </text:p>
      <text:p text:style-name="P16">Новую учительницу звали Макаренко Любовь... Алексеевна?.. Антоновна?.. <text:span text:style-name="T1">Никак</text:span> не вспомню отчества.</text:p>
      <text:p text:style-name="P16">Между собой мы её звали попросту — Макаря.</text:p>
      <text:p text:style-name="P16">- Атас! Макаря идёт!</text:p>
      <text:p text:style-name="P16">(«Атас» <text:span text:style-name="T2">означает</text:span> «<text:span text:style-name="T2">берегись»</text:span>.)</text:p>
      <text:p text:style-name="P16"/>
      <text:p text:style-name="P16">Но это потом, а первый раз я встретил её за день до школы, когда мама пришла со мной узнать расписание и познакомиться с моей новой учительницей.</text:p>
      <text:p text:style-name="P16">Новая учительница попросила, чтобы я ей помог сделать рамочку на листе ватмана, где, <text:span text:style-name="T14">отступя пять сантиметров от краёв,</text:span> <text:span text:style-name="T7">уже имелась</text:span> карандашная линия. </text:p>
      <text:p text:style-name="P17">Это будет наш классный уголок. </text:p>
      <text:p text:style-name="P17">Она дала мне кисточку, коробку с акварельными красками — но использовать только синюю! — стакан воды и вышла вместе с мамой знакомиться дальше.</text:p>
      <text:p text:style-name="P18"><text:span text:style-name="T7">Гордясь</text:span> оказанным доверием, <text:span text:style-name="T7">я</text:span> тут же приступил. Намочил синий кирпичик краски <text:span text:style-name="T1">смоченной</text:span> кисточкой и <text:span text:style-name="T1">начал</text:span> закрашивать <text:span text:style-name="T1">полоску </text:span>ватман<text:span text:style-name="T1">а между его</text:span> кра<text:span text:style-name="T1">ем и</text:span> карандашной отметк<text:span text:style-name="T1">ой</text:span>, стараясь не заезжать за неё.</text:p>
      <text:p text:style-name="P18">Дело оказалось кропотливым — красишь, красишь, а ещё вон сколько! </text:p>
      <text:p text:style-name="P18">А главное, эта краска очень неровно ложиться: где светлее, где темнее. <text:s/></text:p>
      <text:p text:style-name="P18">Но я упорно продолжал — не каждый же день мальчику доверяют делать рамочки на листах ватмана.</text:p>
      <text:p text:style-name="P19">Когда учительница и мама вернулись, я успел закрасить всего четверть рамочки. Учительница сказала, что больше не надо, и что нужно было просто один раз провести кисточкой по карандашной линии, но теперь уже поздно.</text:p>
      <text:p text:style-name="P19">Мама <text:span text:style-name="T1">пообещала </text:span>принести лист ватмана со своей работы, но учительница отказалась.</text:p>
      <text:p text:style-name="P20">Я <text:span text:style-name="T1">придумал —</text:span> а <text:span text:style-name="T1">что, </text:span>если наклеить полоску бумаги поверх акварельной краски? </text:p>
      <text:p text:style-name="P20">Но и это предложение не прошло.</text:p>
      <text:p text:style-name="P19">Мы ушли, <text:span text:style-name="T1">но по дороге</text:span> мама меня не ругала, да и не <text:span text:style-name="T15">з</text:span>а что: <text:span text:style-name="T15">разве</text:span> я <text:s/>виноват, что учительница за свою жизнь <text:span text:style-name="T16">не </text:span>видела рамочек из фанеры, а только такие, как на словах Маркса или Ленина в клубе части?</text:p>
      <text:p text:style-name="P2">Когда начались занятия, в классе висел Классный Уголок на листе ватмана. </text:p>
      <text:p text:style-name="P2">Наверное, из всех учеников лишь я <text:span text:style-name="T1">один </text:span>так долго изучал его синюю рамочк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2-28T14:01:36.719021505</meta:creation-date>
    <dc:date>2017-02-28T14:01:45.824531510</dc:date>
    <dc:creator>sehrguey </dc:creator>
    <meta:editing-duration>PT9S</meta:editing-duration>
    <meta:editing-cycles>1</meta:editing-cycles>
    <meta:document-statistic meta:table-count="0" meta:image-count="0" meta:object-count="0" meta:page-count="3" meta:paragraph-count="76" meta:word-count="1271" meta:character-count="8126" meta:non-whitespace-character-count="6880"/>
    <meta:generator>LibreOffice/4.3.3.2$Linux_x86 LibreOffice_project/430m0$Build-2</meta:generator>
  </office:meta>
</office:document-meta>
</file>